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Tamil Classical" svg:font-family="'Lohit Tamil Classic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6.345cm" table:align="margins"/>
    </style:style>
    <style:style style:name="Table1.A" style:family="table-column">
      <style:table-column-properties style:column-width="4.39cm" style:rel-column-width="2428*"/>
    </style:style>
    <style:style style:name="Table1.C" style:family="table-column">
      <style:table-column-properties style:column-width="4.392cm" style:rel-column-width="24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ohit Tamil Classical"/>
    </style:style>
    <style:style style:name="P2" style:family="paragraph" style:parent-style-name="Standard">
      <style:text-properties officeooo:paragraph-rsid="00116205"/>
    </style:style>
    <style:style style:name="P3" style:family="paragraph" style:parent-style-name="Table_20_Contents">
      <style:text-properties style:font-name="Lohit Tamil Classical" officeooo:rsid="000ee57b" officeooo:paragraph-rsid="000ee57b"/>
    </style:style>
    <style:style style:name="P4" style:family="paragraph" style:parent-style-name="Table_20_Contents">
      <style:text-properties style:font-name="Lohit Tamil Classical" officeooo:paragraph-rsid="000ee57b"/>
    </style:style>
    <style:style style:name="P5" style:family="paragraph" style:parent-style-name="Table_20_Contents">
      <style:text-properties style:font-name="Lohit Tamil Classical" officeooo:paragraph-rsid="00116205"/>
    </style:style>
    <style:style style:name="P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ohit Tamil Classical" fo:font-size="20pt" fo:letter-spacing="normal" officeooo:rsid="000ee57b" officeooo:paragraph-rsid="000ee57b" style:font-size-asian="20pt" style:font-size-complex="20pt"/>
    </style:style>
    <style:style style:name="P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ohit Tamil Classical" fo:font-size="20pt" fo:letter-spacing="normal" officeooo:rsid="000ee57b" officeooo:paragraph-rsid="00116205" style:font-size-asian="20pt" style:font-size-complex="20pt"/>
    </style:style>
    <style:style style:name="P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ohit Tamil Classical" fo:font-size="20pt" fo:letter-spacing="normal" style:font-size-asian="20pt" style:font-size-complex="20pt"/>
    </style:style>
    <style:style style:name="P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ohit Tamil Classical" fo:font-size="20pt" fo:letter-spacing="normal" officeooo:paragraph-rsid="000ee57b" style:font-size-asian="20pt" style:font-size-complex="20pt"/>
    </style:style>
    <style:style style:name="P1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ohit Tamil Classical" fo:font-size="20pt" fo:letter-spacing="normal" officeooo:paragraph-rsid="00116205" style:font-size-asian="20pt" style:font-size-complex="20pt"/>
    </style:style>
    <style:style style:name="P11" style:family="paragraph" style:parent-style-name="Text_20_body">
      <style:text-properties style:font-name="Lohit Tamil Classical"/>
    </style:style>
    <style:style style:name="P12" style:family="paragraph" style:parent-style-name="Text_20_body">
      <style:text-properties style:font-name="Lohit Tamil Classical" officeooo:rsid="000ee57b" officeooo:paragraph-rsid="000ee57b"/>
    </style:style>
    <style:style style:name="P13" style:family="paragraph" style:parent-style-name="Text_20_body">
      <style:paragraph-properties fo:text-align="center" style:justify-single-word="false"/>
      <style:text-properties style:font-name="Lohit Tamil Classical" fo:font-size="20pt" style:text-underline-style="solid" style:text-underline-width="auto" style:text-underline-color="font-color" fo:font-weight="bold" officeooo:rsid="000ee57b" officeooo:paragraph-rsid="000ee57b" style:font-size-asian="20pt" style:font-weight-asian="bold" style:font-size-complex="20pt" style:font-weight-complex="bold"/>
    </style:style>
    <style:style style:name="T1" style:family="text">
      <style:text-properties officeooo:rsid="000ee57b"/>
    </style:style>
    <style:style style:name="T2" style:family="text">
      <style:text-properties officeooo:rsid="001162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3">My Awesome Form</text:p>
      <text:p text:style-name="P12">Please select your answers for the questions provided by filling in the circles below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row table:style-name="TableLine944065336870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B</text:p>
          </table:table-cell>
          <table:table-cell table:style-name="Table1.A1" office:value-type="string">
            <text:p text:style-name="P6">C</text:p>
          </table:table-cell>
          <table:table-cell table:style-name="Table1.A1" office:value-type="string">
            <text:p text:style-name="P6">D</text:p>
          </table:table-cell>
          <table:table-cell table:style-name="Table1.F1" office:value-type="string">
            <text:p text:style-name="P6">E</text:p>
          </table:table-cell>
        </table:table-row>
        <table:table-row table:style-name="TableLine94406533687040">
          <table:table-cell table:style-name="Table1.A2" office:value-type="string">
            <text:p text:style-name="P3">Question 1</text:p>
          </table:table-cell>
          <table:table-cell table:style-name="Table1.A2" office:value-type="string">
            <text:p text:style-name="P8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9">⃝</text:p>
          </table:table-cell>
          <table:table-cell table:style-name="Table1.F2" office:value-type="string">
            <text:p text:style-name="P9">⃝</text:p>
          </table:table-cell>
        </table:table-row>
        <table:table-row table:style-name="TableLine94406533687040">
          <table:table-cell table:style-name="Table1.A2" office:value-type="string">
            <text:p text:style-name="P3">Question 2</text:p>
          </table:table-cell>
          <table:table-cell table:style-name="Table1.A2" office:value-type="string">
            <text:p text:style-name="P8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9">⃝</text:p>
          </table:table-cell>
          <table:table-cell table:style-name="Table1.F2" office:value-type="string">
            <text:p text:style-name="P9">⃝</text:p>
          </table:table-cell>
        </table:table-row>
        <table:table-row table:style-name="TableLine94406533687040">
          <table:table-cell table:style-name="Table1.A2" office:value-type="string">
            <text:p text:style-name="P4"><text:span text:style-name="T1">Question 3</text:span></text:p>
          </table:table-cell>
          <table:table-cell table:style-name="Table1.A2" office:value-type="string">
            <text:p text:style-name="P8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9">⃝</text:p>
          </table:table-cell>
          <table:table-cell table:style-name="Table1.F2" office:value-type="string">
            <text:p text:style-name="P9">⃝</text:p>
          </table:table-cell>
        </table:table-row>
        <table:table-row table:style-name="TableLine94406533687040">
          <table:table-cell table:style-name="Table1.A2" office:value-type="string">
            <text:p text:style-name="P4"><text:span text:style-name="T1">Question 4</text:span></text:p>
          </table:table-cell>
          <table:table-cell table:style-name="Table1.A2" office:value-type="string">
            <text:p text:style-name="P8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9">⃝</text:p>
          </table:table-cell>
          <table:table-cell table:style-name="Table1.F2" office:value-type="string">
            <text:p text:style-name="P9">⃝</text:p>
          </table:table-cell>
        </table:table-row>
        <table:table-row table:style-name="TableLine94406533687040">
          <table:table-cell table:style-name="Table1.A2" office:value-type="string">
            <text:p text:style-name="P5"><text:span text:style-name="T1">Question </text:span><text:span text:style-name="T2">5</text:span></text:p>
          </table:table-cell>
          <table:table-cell table:style-name="Table1.A2" office:value-type="string">
            <text:p text:style-name="P8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6">⃝</text:p>
          </table:table-cell>
          <table:table-cell table:style-name="Table1.A2" office:value-type="string">
            <text:p text:style-name="P9">⃝</text:p>
          </table:table-cell>
          <table:table-cell table:style-name="Table1.F2" office:value-type="string">
            <text:p text:style-name="P9">⃝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Tamil Classical" svg:font-family="'Lohit Tamil Classic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5.05pt solid #000000" fo:padding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20:31:59.662372179</meta:creation-date>
    <dc:date>2021-12-26T20:48:50.548902167</dc:date>
    <meta:editing-duration>PT5M19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37" meta:word-count="57" meta:character-count="181" meta:non-whitespace-character-count="161"/>
  </office:meta>
</office:document-meta>
</file>